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fill-color="#ffffcc" draw:textarea-horizontal-align="justify" draw:textarea-vertical-align="middle" draw:auto-grow-height="true" fo:min-height="2.769cm" fo:wrap-option="wrap"/>
    </style:style>
    <style:style style:name="gr8" style:family="graphic" style:parent-style-name="standard">
      <style:graphic-properties draw:fill-color="#ffffcc" draw:textarea-horizontal-align="justify" draw:textarea-vertical-align="middle" draw:auto-grow-height="true" fo:min-height="1.845cm" fo:wrap-option="wrap"/>
    </style:style>
    <style:style style:name="gr9" style:family="graphic" style:parent-style-name="standard">
      <style:graphic-properties draw:fill-color="#ffffcc" draw:textarea-horizontal-align="justify" draw:textarea-vertical-align="middle" draw:auto-grow-height="true" fo:min-height="2.957cm" fo:wrap-option="wrap"/>
    </style:style>
    <style:style style:name="gr10" style:family="graphic" style:parent-style-name="standard">
      <style:graphic-properties draw:fill-color="#ffffcc" draw:textarea-horizontal-align="justify" draw:textarea-vertical-align="middle" draw:auto-grow-height="true" fo:min-height="2.531cm" fo:wrap-option="wrap"/>
    </style:style>
    <style:style style:name="gr11" style:family="graphic" style:parent-style-name="standard">
      <style:graphic-properties draw:fill-color="#ffffcc" draw:textarea-horizontal-align="justify" draw:textarea-vertical-align="middle" draw:auto-grow-height="tru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7.5cm" svg:height="35.333cm" svg:x="4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6cm" svg:height="4.537cm" svg:x="9cm" svg:y="36.098cm">
          <text:p text:style-name="P12">Reimplement DBPedia SPARQL 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8" draw:text-style-name="P13" draw:layer="layout" svg:width="12cm" svg:height="3.143cm" svg:x="10.5cm" svg:y="42.447cm">
          <text:p text:style-name="P6"><text:span text:style-name="T7">Use current state of </text:span></text:p>
          <text:p text:style-name="P6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6cm" svg:height="4.535cm" svg:x="10.5cm" svg:y="59.733cm">
          <text:p text:style-name="P6"><text:span text:style-name="T7">Expose Benchmark Results</text:span></text:p>
          <text:p text:style-name="P6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0cm" svg:height="4.537cm" svg:x="27.5cm" svg:y="46.266cm">
          <text:p text:style-name="P6"><text:span text:style-name="T7">Assessment of unexpected </text:span></text:p>
          <text:p text:style-name="P6"><text:span text:style-name="T7">side-effects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13" draw:layer="layout" svg:width="10.5cm" svg:height="3.143cm" svg:x="24cm" svg:y="52.929cm">
          <text:p text:style-name="P6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3cm" svg:height="1.747cm" svg:x="7.5cm" svg:y="50.628cm">
          <text:p text:style-name="P6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22:25:53</dc:date>
    <dc:creator>Kjetil Kjernsmo</dc:creator>
    <meta:editing-duration>PT32H46M49S</meta:editing-duration>
    <meta:editing-cycles>7</meta:editing-cycles>
    <meta:generator>OpenOffice.org/3.1$Unix OpenOffice.org_project/310m19$Build-9420</meta:generator>
    <meta:document-statistic meta:object-count="16"/>
  </office:meta>
</office:document-meta>
</file>